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978" officeooo:paragraph-rsid="000f3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Sudo apt-get update</text:p>
      <text:p text:style-name="P1"/>
      <text:p text:style-name="P1">sudo apt-get install maven</text:p>
      <text:p text:style-name="P1"/>
      <text:p text:style-name="P1">sudo apt-get install docker.io <text:s text:c="3"/>or <text:s text:c="2"/>sudo apt-get install docker</text:p>
      <text:p text:style-name="P1"/>
      <text:p text:style-name="P1">sudo <text:s/>apt-get install docker-compose</text:p>
      <text:p text:style-name="P1"/>
      <text:p text:style-name="P1"/>
      <text:p text:style-name="P1">then downlaod the ditto folder from following link:<text:a xlink:type="simple" xlink:href="https://github.com/eclipse/ditto" text:style-name="Internet_20_link" text:visited-style-name="Visited_20_Internet_20_Link">https://github.com/eclipse/ditto</text:a></text:p>
      <text:p text:style-name="P1"/>
      <text:p text:style-name="P1">now go into docker folder</text:p>
      <text:p text:style-name="P1"/>
      <text:p text:style-name="P1">run terminal there</text:p>
      <text:p text:style-name="P1"/>
      <text:p text:style-name="P1"/>
      <text:p text:style-name="P1">sudo docker-compose up -d</text:p>
      <text:p text:style-name="P1"/>
      <text:p text:style-name="P1">sudo docker-compose logs -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1:04:25.177404645</meta:creation-date>
    <dc:date>2018-07-06T21:09:52.550585930</dc:date>
    <meta:editing-duration>PT5M29S</meta:editing-duration>
    <meta:editing-cycles>1</meta:editing-cycles>
    <meta:document-statistic meta:table-count="0" meta:image-count="0" meta:object-count="0" meta:page-count="1" meta:paragraph-count="9" meta:word-count="44" meta:character-count="327" meta:non-whitespace-character-count="284"/>
    <meta:generator>LibreOffice/6.0.3.2$Linux_X86_64 LibreOffice_project/00m0$Build-2</meta:generator>
  </office:meta>
</office:document-meta>
</file>